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map style:condition="cell-content()&gt;[$Sheet1.$O$2]" style:apply-style-name="Excel_5f_CondFormat_5f_1_5f_1_5f_1" style:base-cell-address="Sheet1.A2"/>
    </style:style>
    <style:style style:name="ce3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20">
      <style:table-cell-properties style:rotation-align="none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12"/>
    <style:style style:name="ce9" style:family="table-cell" style:parent-style-name="Default" style:data-style-name="N2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>
            <text:p>M128</text:p>
          </table:table-cell>
          <table:table-cell table:style-name="ce3" office:value-type="string" calcext:value-type="string">
            <text:p>M64</text:p>
          </table:table-cell>
          <table:table-cell table:style-name="ce3" office:value-type="string" calcext:value-type="string">
            <text:p>M32</text:p>
          </table:table-cell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1</text:p>
          </table:table-cell>
          <table:table-cell table:style-name="ce5" office:value-type="string" calcext:value-type="string">
            <text:p>Purity</text:p>
          </table:table-cell>
          <table:table-cell table:style-name="ce6" office:value-type="string" calcext:value-type="string">
            <text:p>WildType</text:p>
          </table:table-cell>
          <table:table-cell table:style-name="ce7" office:value-type="string" calcext:value-type="string">
            <text:p>IC50</text:p>
          </table:table-cell>
          <table:table-cell table:style-name="ce9" office:value-type="string" calcext:value-type="string">
            <text:p>IC50 * purity</text:p>
          </table:table-cell>
          <table:table-cell table:style-name="ce9" office:value-type="string" calcext:value-type="string">
            <text:p>Mean Widltype</text:p>
          </table:table-cell>
          <table:table-cell table:style-name="ce9" office:value-type="string" calcext:value-type="string">
            <text:p>Fitn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-0.000498405797710125" calcext:value-type="float">
            <text:p>-0.0004984058</text:p>
          </table:table-cell>
          <table:table-cell office:value-type="float" office:value="-0.000685307101522926" calcext:value-type="float">
            <text:p>-0.0006853071</text:p>
          </table:table-cell>
          <table:table-cell office:value-type="float" office:value="-0.000965657316585136" calcext:value-type="float">
            <text:p>-0.0009656573</text:p>
          </table:table-cell>
          <table:table-cell office:value-type="float" office:value="0.00155751202554467" calcext:value-type="float">
            <text:p>0.001557512</text:p>
          </table:table-cell>
          <table:table-cell office:value-type="float" office:value="0.00211821941829705" calcext:value-type="float">
            <text:p>0.0021182194</text:p>
          </table:table-cell>
          <table:table-cell office:value-type="float" office:value="-0.00105910970914853" calcext:value-type="float">
            <text:p>-0.0010591097</text:p>
          </table:table-cell>
          <table:table-cell office:value-type="float" office:value="0.963353215888023" calcext:value-type="float">
            <text:p>0.9633532159</text:p>
          </table:table-cell>
          <table:table-cell office:value-type="float" office:value="0.988678466141304" calcext:value-type="float">
            <text:p>0.9886784661</text:p>
          </table:table-cell>
          <table:table-cell table:number-columns-repeated="2"/>
          <table:table-cell office:value-type="float" office:value="2.33662972743847" calcext:value-type="float">
            <text:p>2.34</text:p>
          </table:table-cell>
          <table:table-cell table:number-columns-repeated="3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office:value-type="float" office:value="0.635714725513655" calcext:value-type="float">
            <text:p>0.6357147255</text:p>
          </table:table-cell>
          <table:table-cell office:value-type="float" office:value="0.937280502457099" calcext:value-type="float">
            <text:p>0.9372805025</text:p>
          </table:table-cell>
          <table:table-cell office:value-type="float" office:value="0.944102373936405" calcext:value-type="float">
            <text:p>0.9441023739</text:p>
          </table:table-cell>
          <table:table-cell office:value-type="float" office:value="0.963633637121883" calcext:value-type="float">
            <text:p>0.9636336371</text:p>
          </table:table-cell>
          <table:table-cell office:value-type="float" office:value="0.969801389199129" calcext:value-type="float">
            <text:p>0.9698013892</text:p>
          </table:table-cell>
          <table:table-cell office:value-type="float" office:value="0.976997070248695" calcext:value-type="float">
            <text:p>0.9769970702</text:p>
          </table:table-cell>
          <table:table-cell office:value-type="float" office:value="0.969427523927851" calcext:value-type="float">
            <text:p>0.9694275239</text:p>
          </table:table-cell>
          <table:table-cell office:value-type="float" office:value="0.99026705933809" calcext:value-type="float">
            <text:p>0.9902670593</text:p>
          </table:table-cell>
          <table:table-cell table:number-columns-repeated="2"/>
          <table:table-cell office:value-type="float" office:value="153.041070498554" calcext:value-type="float">
            <text:p>153.04</text:p>
          </table:table-cell>
          <table:table-cell table:number-columns-repeated="3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office:value-type="float" office:value="0.0141640283969612" calcext:value-type="float">
            <text:p>0.0141640284</text:p>
          </table:table-cell>
          <table:table-cell office:value-type="float" office:value="0.871584587290562" calcext:value-type="float">
            <text:p>0.8715845873</text:p>
          </table:table-cell>
          <table:table-cell office:value-type="float" office:value="0.97531501073409" calcext:value-type="float">
            <text:p>0.9753150107</text:p>
          </table:table-cell>
          <table:table-cell office:value-type="float" office:value="0.982697624419294" calcext:value-type="float">
            <text:p>0.9826976244</text:p>
          </table:table-cell>
          <table:table-cell office:value-type="float" office:value="0.973726306135256" calcext:value-type="float">
            <text:p>0.9737263061</text:p>
          </table:table-cell>
          <table:table-cell office:value-type="float" office:value="0.963540148523662" calcext:value-type="float">
            <text:p>0.9635401485</text:p>
          </table:table-cell>
          <table:table-cell office:value-type="float" office:value="0.964287767664168" calcext:value-type="float">
            <text:p>0.9642877677</text:p>
          </table:table-cell>
          <table:table-cell office:value-type="float" office:value="0.968773371105164" calcext:value-type="float">
            <text:p>0.9687733711</text:p>
          </table:table-cell>
          <table:table-cell table:number-columns-repeated="2"/>
          <table:table-cell office:value-type="float" office:value="81.0050855598019" calcext:value-type="float">
            <text:p>81.01</text:p>
          </table:table-cell>
          <table:table-cell table:number-columns-repeated="3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office:value-type="float" office:value="0.0303403699062566" calcext:value-type="float">
            <text:p>0.0303403699</text:p>
          </table:table-cell>
          <table:table-cell office:value-type="float" office:value="0.853174734991518" calcext:value-type="float">
            <text:p>0.853174735</text:p>
          </table:table-cell>
          <table:table-cell office:value-type="float" office:value="0.981108919820461" calcext:value-type="float">
            <text:p>0.9811089198</text:p>
          </table:table-cell>
          <table:table-cell office:value-type="float" office:value="0.997556206705475" calcext:value-type="float">
            <text:p>0.9975562067</text:p>
          </table:table-cell>
          <table:table-cell office:value-type="float" office:value="0.973445907181798" calcext:value-type="float">
            <text:p>0.9734459072</text:p>
          </table:table-cell>
          <table:table-cell office:value-type="float" office:value="0.959054545082666" calcext:value-type="float">
            <text:p>0.9590545451</text:p>
          </table:table-cell>
          <table:table-cell office:value-type="float" office:value="0.963540148523662" calcext:value-type="float">
            <text:p>0.9635401485</text:p>
          </table:table-cell>
          <table:table-cell office:value-type="float" office:value="0.962605596747516" calcext:value-type="float">
            <text:p>0.9626055967</text:p>
          </table:table-cell>
          <table:table-cell table:number-columns-repeated="2"/>
          <table:table-cell office:value-type="float" office:value="82.262250513567" calcext:value-type="float">
            <text:p>82.26</text:p>
          </table:table-cell>
          <table:table-cell table:number-columns-repeated="3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0.00204345444068998" calcext:value-type="float">
            <text:p>0.0020434544</text:p>
          </table:table-cell>
          <table:table-cell office:value-type="float" office:value="0.875032896411904" calcext:value-type="float">
            <text:p>0.8750328964</text:p>
          </table:table-cell>
          <table:table-cell office:value-type="float" office:value="0.970268609386178" calcext:value-type="float">
            <text:p>0.9702686094</text:p>
          </table:table-cell>
          <table:table-cell office:value-type="float" office:value="0.974473858434531" calcext:value-type="float">
            <text:p>0.9744738584</text:p>
          </table:table-cell>
          <table:table-cell office:value-type="float" office:value="0.974193526322305" calcext:value-type="float">
            <text:p>0.9741935263</text:p>
          </table:table-cell>
          <table:table-cell office:value-type="float" office:value="0.989052220010534" calcext:value-type="float">
            <text:p>0.98905222</text:p>
          </table:table-cell>
          <table:table-cell office:value-type="float" office:value="0.988398067187846" calcext:value-type="float">
            <text:p>0.9883980672</text:p>
          </table:table-cell>
          <table:table-cell office:value-type="float" office:value="0.986342142401963" calcext:value-type="float">
            <text:p>0.9863421424</text:p>
          </table:table-cell>
          <table:table-cell table:number-columns-repeated="2"/>
          <table:table-cell office:value-type="float" office:value="76.6633542214432" calcext:value-type="float">
            <text:p>76.66</text:p>
          </table:table-cell>
          <table:table-cell table:number-columns-repeated="3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.00221166832954646" calcext:value-type="float">
            <text:p>0.0022116683</text:p>
          </table:table-cell>
          <table:table-cell office:value-type="float" office:value="0.00127716181048246" calcext:value-type="float">
            <text:p>0.0012771618</text:p>
          </table:table-cell>
          <table:table-cell office:value-type="float" office:value="0.00109026050666966" calcext:value-type="float">
            <text:p>0.0010902605</text:p>
          </table:table-cell>
          <table:table-cell office:value-type="float" office:value="0.0124819142953525" calcext:value-type="float">
            <text:p>0.0124819143</text:p>
          </table:table-cell>
          <table:table-cell office:value-type="float" office:value="0.985594523261456" calcext:value-type="float">
            <text:p>0.9855945233</text:p>
          </table:table-cell>
          <table:table-cell office:value-type="float" office:value="0.981389207371871" calcext:value-type="float">
            <text:p>0.9813892074</text:p>
          </table:table-cell>
          <table:table-cell office:value-type="float" office:value="0.97802508834266" calcext:value-type="float">
            <text:p>0.9780250883</text:p>
          </table:table-cell>
          <table:table-cell office:value-type="float" office:value="0.9874635154117" calcext:value-type="float">
            <text:p>0.9874635154</text:p>
          </table:table-cell>
          <table:table-cell table:number-columns-repeated="2"/>
          <table:table-cell office:value-type="float" office:value="12.1166620061811" calcext:value-type="float">
            <text:p>12.12</text:p>
          </table:table-cell>
          <table:table-cell table:number-columns-repeated="3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.0124912609271344" calcext:value-type="float">
            <text:p>0.0124912609</text:p>
          </table:table-cell>
          <table:table-cell office:value-type="float" office:value="0.0116623490667942" calcext:value-type="float">
            <text:p>0.0116623491</text:p>
          </table:table-cell>
          <table:table-cell office:value-type="float" office:value="0.00764116112705317" calcext:value-type="float">
            <text:p>0.0076411611</text:p>
          </table:table-cell>
          <table:table-cell office:value-type="float" office:value="0.00146406311429526" calcext:value-type="float">
            <text:p>0.0014640631</text:p>
          </table:table-cell>
          <table:table-cell office:value-type="float" office:value="-0.000311504493897324" calcext:value-type="float">
            <text:p>-0.0003115045</text:p>
          </table:table-cell>
          <table:table-cell office:value-type="float" office:value="0.427693222757295" calcext:value-type="float">
            <text:p>0.4276932228</text:p>
          </table:table-cell>
          <table:table-cell office:value-type="float" office:value="0.941952993972916" calcext:value-type="float">
            <text:p>0.941952994</text:p>
          </table:table-cell>
          <table:table-cell office:value-type="float" office:value="0.958400392259978" calcext:value-type="float">
            <text:p>0.9584003923</text:p>
          </table:table-cell>
          <table:table-cell table:number-columns-repeated="2"/>
          <table:table-cell office:value-type="float" office:value="3.82136640147908" calcext:value-type="float">
            <text:p>3.82</text:p>
          </table:table-cell>
          <table:table-cell table:number-columns-repeated="3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office:value-type="float" office:value="0.00266236112139573" calcext:value-type="float">
            <text:p>0.0026623611</text:p>
          </table:table-cell>
          <table:table-cell office:value-type="float" office:value="0.00152944128765938" calcext:value-type="float">
            <text:p>0.0015294413</text:p>
          </table:table-cell>
          <table:table-cell office:value-type="float" office:value="0.00662758243023671" calcext:value-type="float">
            <text:p>0.0066275824</text:p>
          </table:table-cell>
          <table:table-cell office:value-type="float" office:value="0.00152944128765938" calcext:value-type="float">
            <text:p>0.0015294413</text:p>
          </table:table-cell>
          <table:table-cell office:value-type="float" office:value="0.00628770494724647" calcext:value-type="float">
            <text:p>0.0062877049</text:p>
          </table:table-cell>
          <table:table-cell office:value-type="float" office:value="-0.00073639875121329" calcext:value-type="float">
            <text:p>-0.0007363988</text:p>
          </table:table-cell>
          <table:table-cell office:value-type="float" office:value="1.03124026568479" calcext:value-type="float">
            <text:p>1.0312402657</text:p>
          </table:table-cell>
          <table:table-cell office:value-type="float" office:value="1.07440451610407" calcext:value-type="float">
            <text:p>1.0744045161</text:p>
          </table:table-cell>
          <table:table-cell table:number-columns-repeated="2"/>
          <table:table-cell office:value-type="float" office:value="2.41695842006711" calcext:value-type="float">
            <text:p>2.42</text:p>
          </table:table-cell>
          <table:table-cell table:number-columns-repeated="3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office:value-type="float" office:value="0.79106124688702" calcext:value-type="float">
            <text:p>0.7910612469</text:p>
          </table:table-cell>
          <table:table-cell office:value-type="float" office:value="1.06454815266236" calcext:value-type="float">
            <text:p>1.0645481527</text:p>
          </table:table-cell>
          <table:table-cell office:value-type="float" office:value="1.04755431734104" calcext:value-type="float">
            <text:p>1.0475543173</text:p>
          </table:table-cell>
          <table:table-cell office:value-type="float" office:value="1.02546236113532" calcext:value-type="float">
            <text:p>1.0254623611</text:p>
          </table:table-cell>
          <table:table-cell office:value-type="float" office:value="1.03577195420345" calcext:value-type="float">
            <text:p>1.0357719542</text:p>
          </table:table-cell>
          <table:table-cell office:value-type="float" office:value="1.04744100655807" calcext:value-type="float">
            <text:p>1.0474410066</text:p>
          </table:table-cell>
          <table:table-cell office:value-type="float" office:value="1.03633844059101" calcext:value-type="float">
            <text:p>1.0363384406</text:p>
          </table:table-cell>
          <table:table-cell office:value-type="float" office:value="1.04460870967482" calcext:value-type="float">
            <text:p>1.0446087097</text:p>
          </table:table-cell>
          <table:table-cell table:number-columns-repeated="2"/>
          <table:table-cell office:value-type="float" office:value="144.286729725437" calcext:value-type="float">
            <text:p>144.29</text:p>
          </table:table-cell>
          <table:table-cell table:number-columns-repeated="3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office:value-type="float" office:value="0.00107621937959569" calcext:value-type="float">
            <text:p>0.0010762194</text:p>
          </table:table-cell>
          <table:table-cell office:value-type="float" office:value="1.07553742135191" calcext:value-type="float">
            <text:p>1.0755374214</text:p>
          </table:table-cell>
          <table:table-cell office:value-type="float" office:value="1.02229019943045" calcext:value-type="float">
            <text:p>1.0222901994</text:p>
          </table:table-cell>
          <table:table-cell office:value-type="float" office:value="1.02296999660098" calcext:value-type="float">
            <text:p>1.0229699966</text:p>
          </table:table-cell>
          <table:table-cell office:value-type="float" office:value="1.01651229488098" calcext:value-type="float">
            <text:p>1.0165122949</text:p>
          </table:table-cell>
          <table:table-cell office:value-type="float" office:value="1.02172378057017" calcext:value-type="float">
            <text:p>1.0217237806</text:p>
          </table:table-cell>
          <table:table-cell office:value-type="float" office:value="1.02002438893476" calcext:value-type="float">
            <text:p>1.0200243889</text:p>
          </table:table-cell>
          <table:table-cell office:value-type="float" office:value="1.01266040353286" calcext:value-type="float">
            <text:p>1.0126604035</text:p>
          </table:table-cell>
          <table:table-cell table:number-columns-repeated="2"/>
          <table:table-cell office:value-type="float" office:value="96.170271093935" calcext:value-type="float">
            <text:p>96.17</text:p>
          </table:table-cell>
          <table:table-cell table:number-columns-repeated="3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office:value-type="float" office:value="0.00606113774076027" calcext:value-type="float">
            <text:p>0.0060611377</text:p>
          </table:table-cell>
          <table:table-cell office:value-type="float" office:value="1.01775852441725" calcext:value-type="float">
            <text:p>1.0177585244</text:p>
          </table:table-cell>
          <table:table-cell office:value-type="float" office:value="1.02296999660098" calcext:value-type="float">
            <text:p>1.0229699966</text:p>
          </table:table-cell>
          <table:table-cell office:value-type="float" office:value="1.00552297216961" calcext:value-type="float">
            <text:p>1.0055229722</text:p>
          </table:table-cell>
          <table:table-cell office:value-type="float" office:value="1.01413317360233" calcext:value-type="float">
            <text:p>1.0141331736</text:p>
          </table:table-cell>
          <table:table-cell office:value-type="float" office:value="1.01515283559448" calcext:value-type="float">
            <text:p>1.0151528356</text:p>
          </table:table-cell>
          <table:table-cell office:value-type="float" office:value="1.01526607885017" calcext:value-type="float">
            <text:p>1.0152660789</text:p>
          </table:table-cell>
          <table:table-cell office:value-type="float" office:value="0.996572905915266" calcext:value-type="float">
            <text:p>0.9965729059</text:p>
          </table:table-cell>
          <table:table-cell table:number-columns-repeated="2"/>
          <table:table-cell office:value-type="float" office:value="93.8904191455948" calcext:value-type="float">
            <text:p>93.89</text:p>
          </table:table-cell>
          <table:table-cell table:number-columns-repeated="3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office:value-type="float" office:value="0.0394823030882149" calcext:value-type="float">
            <text:p>0.0394823031</text:p>
          </table:table-cell>
          <table:table-cell office:value-type="float" office:value="1.03769794579606" calcext:value-type="float">
            <text:p>1.0376979458</text:p>
          </table:table-cell>
          <table:table-cell office:value-type="float" office:value="1.03792452144345" calcext:value-type="float">
            <text:p>1.0379245214</text:p>
          </table:table-cell>
          <table:table-cell office:value-type="float" office:value="1.05265249224726" calcext:value-type="float">
            <text:p>1.0526524922</text:p>
          </table:table-cell>
          <table:table-cell office:value-type="float" office:value="1.05185945182104" calcext:value-type="float">
            <text:p>1.0518594518</text:p>
          </table:table-cell>
          <table:table-cell office:value-type="float" office:value="1.06556776063269" calcext:value-type="float">
            <text:p>1.0655677606</text:p>
          </table:table-cell>
          <table:table-cell office:value-type="float" office:value="1.06454809864054" calcext:value-type="float">
            <text:p>1.0645480986</text:p>
          </table:table-cell>
          <table:table-cell office:value-type="float" office:value="1.04959357379807" calcext:value-type="float">
            <text:p>1.0495935738</text:p>
          </table:table-cell>
          <table:table-cell table:number-columns-repeated="2"/>
          <table:table-cell office:value-type="float" office:value="96.7295854179" calcext:value-type="float">
            <text:p>96.73</text:p>
          </table:table-cell>
          <table:table-cell table:number-columns-repeated="3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office:value-type="float" office:value="0.00322882026170007" calcext:value-type="float">
            <text:p>0.0032288203</text:p>
          </table:table-cell>
          <table:table-cell office:value-type="float" office:value="0.00152944128765938" calcext:value-type="float">
            <text:p>0.0015294413</text:p>
          </table:table-cell>
          <table:table-cell office:value-type="float" office:value="0.0000566458954604352" calcext:value-type="float">
            <text:p>5.66458954604352E-005</text:p>
          </table:table-cell>
          <table:table-cell office:value-type="float" office:value="0.0361967765785438" calcext:value-type="float">
            <text:p>0.0361967766</text:p>
          </table:table-cell>
          <table:table-cell office:value-type="float" office:value="1.05673094033512" calcext:value-type="float">
            <text:p>1.0567309403</text:p>
          </table:table-cell>
          <table:table-cell office:value-type="float" office:value="1.05854364005241" calcext:value-type="float">
            <text:p>1.0585436401</text:p>
          </table:table-cell>
          <table:table-cell office:value-type="float" office:value="1.05469174870429" calcext:value-type="float">
            <text:p>1.0546917487</text:p>
          </table:table-cell>
          <table:table-cell office:value-type="float" office:value="1.04222958839616" calcext:value-type="float">
            <text:p>1.0422295884</text:p>
          </table:table-cell>
          <table:table-cell table:number-columns-repeated="2"/>
          <table:table-cell office:value-type="float" office:value="13.4962881319098" calcext:value-type="float">
            <text:p>13.50</text:p>
          </table:table-cell>
          <table:table-cell table:number-columns-repeated="3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office:value-type="float" office:value="0.0127453475808742" calcext:value-type="float">
            <text:p>0.0127453476</text:p>
          </table:table-cell>
          <table:table-cell office:value-type="float" office:value="-0.00141614949673851" calcext:value-type="float">
            <text:p>-0.0014161495</text:p>
          </table:table-cell>
          <table:table-cell office:value-type="float" office:value="0.000509813059143916" calcext:value-type="float">
            <text:p>0.0005098131</text:p>
          </table:table-cell>
          <table:table-cell office:value-type="float" office:value="0.00227716660799283" calcext:value-type="float">
            <text:p>0.0022771666</text:p>
          </table:table-cell>
          <table:table-cell office:value-type="float" office:value="0.000396523378450679" calcext:value-type="float">
            <text:p>0.0003965234</text:p>
          </table:table-cell>
          <table:table-cell office:value-type="float" office:value="0.406423661427034" calcext:value-type="float">
            <text:p>0.4064236614</text:p>
          </table:table-cell>
          <table:table-cell office:value-type="float" office:value="1.00994141743258" calcext:value-type="float">
            <text:p>1.0099414174</text:p>
          </table:table-cell>
          <table:table-cell office:value-type="float" office:value="1.01390661956367" calcext:value-type="float">
            <text:p>1.0139066196</text:p>
          </table:table-cell>
          <table:table-cell table:number-columns-repeated="2"/>
          <table:table-cell office:value-type="float" office:value="3.89809405404383" calcext:value-type="float">
            <text:p>3.90</text:p>
          </table:table-cell>
          <table:table-cell table:number-columns-repeated="3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office:value-type="float" office:value="0.00800561761534628" calcext:value-type="float">
            <text:p>0.0080056176</text:p>
          </table:table-cell>
          <table:table-cell office:value-type="float" office:value="0.00688420788749446" calcext:value-type="float">
            <text:p>0.0068842079</text:p>
          </table:table-cell>
          <table:table-cell office:value-type="float" office:value="0.00174441332935747" calcext:value-type="float">
            <text:p>0.0017444133</text:p>
          </table:table-cell>
          <table:table-cell office:value-type="float" office:value="0.00193131463317027" calcext:value-type="float">
            <text:p>0.0019313146</text:p>
          </table:table-cell>
          <table:table-cell office:value-type="float" office:value="0.0060805298441796" calcext:value-type="float">
            <text:p>0.0060805298</text:p>
          </table:table-cell>
          <table:table-cell office:value-type="float" office:value="0.000716454417730073" calcext:value-type="float">
            <text:p>0.0007164544</text:p>
          </table:table-cell>
          <table:table-cell office:value-type="float" office:value="0.94382198612316" calcext:value-type="float">
            <text:p>0.9438219861</text:p>
          </table:table-cell>
          <table:table-cell office:value-type="float" office:value="0.959148011400485" calcext:value-type="float">
            <text:p>0.9591480114</text:p>
          </table:table-cell>
          <table:table-cell table:number-columns-repeated="2"/>
          <table:table-cell office:value-type="float" office:value="2.31194840625804" calcext:value-type="float">
            <text:p>2.31</text:p>
          </table:table-cell>
          <table:table-cell table:number-columns-repeated="3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office:value-type="float" office:value="0.671991399480292" calcext:value-type="float">
            <text:p>0.6719913995</text:p>
          </table:table-cell>
          <table:table-cell office:value-type="float" office:value="1.00914830947908" calcext:value-type="float">
            <text:p>1.0091483095</text:p>
          </table:table-cell>
          <table:table-cell office:value-type="float" office:value="0.946497899720507" calcext:value-type="float">
            <text:p>0.9464978997</text:p>
          </table:table-cell>
          <table:table-cell office:value-type="float" office:value="1.01458634920692" calcext:value-type="float">
            <text:p>1.0145863492</text:p>
          </table:table-cell>
          <table:table-cell office:value-type="float" office:value="1.01741864609017" calcext:value-type="float">
            <text:p>1.0174186461</text:p>
          </table:table-cell>
          <table:table-cell office:value-type="float" office:value="1.01889148368692" calcext:value-type="float">
            <text:p>1.0188914837</text:p>
          </table:table-cell>
          <table:table-cell office:value-type="float" office:value="1.00892175544042" calcext:value-type="float">
            <text:p>1.0089217554</text:p>
          </table:table-cell>
          <table:table-cell office:value-type="float" office:value="0.996572905915266" calcext:value-type="float">
            <text:p>0.9965729059</text:p>
          </table:table-cell>
          <table:table-cell table:number-columns-repeated="2"/>
          <table:table-cell office:value-type="float" office:value="139.318119882522" calcext:value-type="float">
            <text:p>139.32</text:p>
          </table:table-cell>
          <table:table-cell table:number-columns-repeated="3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office:value-type="float" office:value="0.00402202444157772" calcext:value-type="float">
            <text:p>0.0040220244</text:p>
          </table:table-cell>
          <table:table-cell office:value-type="float" office:value="1.02852126607905" calcext:value-type="float">
            <text:p>1.0285212661</text:p>
          </table:table-cell>
          <table:table-cell office:value-type="float" office:value="0.993514054993362" calcext:value-type="float">
            <text:p>0.993514055</text:p>
          </table:table-cell>
          <table:table-cell office:value-type="float" office:value="1.01232053871123" calcext:value-type="float">
            <text:p>1.0123205387</text:p>
          </table:table-cell>
          <table:table-cell office:value-type="float" office:value="1.0137933087807" calcext:value-type="float">
            <text:p>1.0137933088</text:p>
          </table:table-cell>
          <table:table-cell office:value-type="float" office:value="1.02002438893476" calcext:value-type="float">
            <text:p>1.0200243889</text:p>
          </table:table-cell>
          <table:table-cell office:value-type="float" office:value="1.01413317360233" calcext:value-type="float">
            <text:p>1.0141331736</text:p>
          </table:table-cell>
          <table:table-cell office:value-type="float" office:value="0.993967230597955" calcext:value-type="float">
            <text:p>0.9939672306</text:p>
          </table:table-cell>
          <table:table-cell table:number-columns-repeated="2"/>
          <table:table-cell office:value-type="float" office:value="97.8995709375148" calcext:value-type="float">
            <text:p>97.90</text:p>
          </table:table-cell>
          <table:table-cell table:number-columns-repeated="3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office:value-type="float" office:value="0.00538139891381065" calcext:value-type="float">
            <text:p>0.0053813989</text:p>
          </table:table-cell>
          <table:table-cell office:value-type="float" office:value="0.964624653795124" calcext:value-type="float">
            <text:p>0.9646246538</text:p>
          </table:table-cell>
          <table:table-cell office:value-type="float" office:value="1.03135357646776" calcext:value-type="float">
            <text:p>1.0313535765</text:p>
          </table:table-cell>
          <table:table-cell office:value-type="float" office:value="1.00280398606933" calcext:value-type="float">
            <text:p>1.0028039861</text:p>
          </table:table-cell>
          <table:table-cell office:value-type="float" office:value="0.977653151930793" calcext:value-type="float">
            <text:p>0.9776531519</text:p>
          </table:table-cell>
          <table:table-cell office:value-type="float" office:value="1.00189763486014" calcext:value-type="float">
            <text:p>1.0018976349</text:p>
          </table:table-cell>
          <table:table-cell office:value-type="float" office:value="1.00167108082149" calcext:value-type="float">
            <text:p>1.0016710808</text:p>
          </table:table-cell>
          <table:table-cell office:value-type="float" office:value="0.987056420800644" calcext:value-type="float">
            <text:p>0.9870564208</text:p>
          </table:table-cell>
          <table:table-cell table:number-columns-repeated="2"/>
          <table:table-cell office:value-type="float" office:value="84.326636964169" calcext:value-type="float">
            <text:p>84.33</text:p>
          </table:table-cell>
          <table:table-cell table:number-columns-repeated="3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office:value-type="float" office:value="0.00791590586959223" calcext:value-type="float">
            <text:p>0.0079159059</text:p>
          </table:table-cell>
          <table:table-cell office:value-type="float" office:value="0.862239749081587" calcext:value-type="float">
            <text:p>0.8622397491</text:p>
          </table:table-cell>
          <table:table-cell office:value-type="float" office:value="0.986902828906831" calcext:value-type="float">
            <text:p>0.9869028289</text:p>
          </table:table-cell>
          <table:table-cell office:value-type="float" office:value="0.981763072643148" calcext:value-type="float">
            <text:p>0.9817630726</text:p>
          </table:table-cell>
          <table:table-cell office:value-type="float" office:value="0.972044135218603" calcext:value-type="float">
            <text:p>0.9720441352</text:p>
          </table:table-cell>
          <table:table-cell office:value-type="float" office:value="0.975034611780631" calcext:value-type="float">
            <text:p>0.9750346118</text:p>
          </table:table-cell>
          <table:table-cell office:value-type="float" office:value="0.968960303740802" calcext:value-type="float">
            <text:p>0.9689603037</text:p>
          </table:table-cell>
          <table:table-cell office:value-type="float" office:value="0.960269384410223" calcext:value-type="float">
            <text:p>0.9602693844</text:p>
          </table:table-cell>
          <table:table-cell table:number-columns-repeated="2"/>
          <table:table-cell office:value-type="float" office:value="78.801153181146" calcext:value-type="float">
            <text:p>78.80</text:p>
          </table:table-cell>
          <table:table-cell table:number-columns-repeated="3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office:value-type="float" office:value="0.00165096441810806" calcext:value-type="float">
            <text:p>0.0016509644</text:p>
          </table:table-cell>
          <table:table-cell office:value-type="float" office:value="0.00295927354479767" calcext:value-type="float">
            <text:p>0.0029592735</text:p>
          </table:table-cell>
          <table:table-cell office:value-type="float" office:value="0.000903355721542874" calcext:value-type="float">
            <text:p>0.0009033557</text:p>
          </table:table-cell>
          <table:table-cell office:value-type="float" office:value="0.0429001783758436" calcext:value-type="float">
            <text:p>0.0429001784</text:p>
          </table:table-cell>
          <table:table-cell office:value-type="float" office:value="0.964754987851218" calcext:value-type="float">
            <text:p>0.9647549879</text:p>
          </table:table-cell>
          <table:table-cell office:value-type="float" office:value="0.9668109126371" calcext:value-type="float">
            <text:p>0.9668109126</text:p>
          </table:table-cell>
          <table:table-cell office:value-type="float" office:value="0.971576915031554" calcext:value-type="float">
            <text:p>0.971576915</text:p>
          </table:table-cell>
          <table:table-cell office:value-type="float" office:value="0.958961078764847" calcext:value-type="float">
            <text:p>0.9589610788</text:p>
          </table:table-cell>
          <table:table-cell table:number-columns-repeated="2"/>
          <table:table-cell office:value-type="float" office:value="12.1017282797231" calcext:value-type="float">
            <text:p>12.10</text:p>
          </table:table-cell>
          <table:table-cell table:number-columns-repeated="3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office:value-type="float" office:value="0.00445448745661406" calcext:value-type="float">
            <text:p>0.0044544875</text:p>
          </table:table-cell>
          <table:table-cell office:value-type="float" office:value="0.000996808114106266" calcext:value-type="float">
            <text:p>0.0009968081</text:p>
          </table:table-cell>
          <table:table-cell office:value-type="float" office:value="0.0030527391663539" calcext:value-type="float">
            <text:p>0.0030527392</text:p>
          </table:table-cell>
          <table:table-cell office:value-type="float" office:value="0.00454793065850827" calcext:value-type="float">
            <text:p>0.0045479307</text:p>
          </table:table-cell>
          <table:table-cell office:value-type="float" office:value="0.00445448745661406" calcext:value-type="float">
            <text:p>0.0044544875</text:p>
          </table:table-cell>
          <table:table-cell office:value-type="float" office:value="0.462270016182373" calcext:value-type="float">
            <text:p>0.4622700162</text:p>
          </table:table-cell>
          <table:table-cell office:value-type="float" office:value="0.957559306801652" calcext:value-type="float">
            <text:p>0.9575593068</text:p>
          </table:table-cell>
          <table:table-cell office:value-type="float" office:value="0.96961445656349" calcext:value-type="float">
            <text:p>0.9696144566</text:p>
          </table:table-cell>
          <table:table-cell table:number-columns-repeated="2"/>
          <table:table-cell office:value-type="float" office:value="3.91944843214726" calcext:value-type="float">
            <text:p>3.92</text:p>
          </table:table-cell>
          <table:table-cell table:number-columns-repeated="3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number-columns-repeated="14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4" office:value-type="float" office:value="0.00997544010521853" calcext:value-type="float">
            <text:p>0.0100</text:p>
          </table:table-cell>
          <table:table-cell table:style-name="ce4" office:value-type="float" office:value="-0.00125319633094029" calcext:value-type="float">
            <text:p>-0.0013</text:p>
          </table:table-cell>
          <table:table-cell table:style-name="ce4" office:value-type="float" office:value="-0.00626597418507323" calcext:value-type="float">
            <text:p>-0.0063</text:p>
          </table:table-cell>
          <table:table-cell table:style-name="ce4" office:value-type="float" office:value="-0.00546393032598221" calcext:value-type="float">
            <text:p>-0.0055</text:p>
          </table:table-cell>
          <table:table-cell table:style-name="ce4" office:value-type="float" office:value="-0.00385984260780019" calcext:value-type="float">
            <text:p>-0.0039</text:p>
          </table:table-cell>
          <table:table-cell table:style-name="ce4" office:value-type="float" office:value="1.04060352452129" calcext:value-type="float">
            <text:p>1.0406</text:p>
          </table:table-cell>
          <table:table-cell table:style-name="ce4" office:value-type="float" office:value="1.05363677084484" calcext:value-type="float">
            <text:p>1.0536</text:p>
          </table:table-cell>
          <table:table-cell table:style-name="ce4" office:value-type="float" office:value="1.03458826280476" calcext:value-type="float">
            <text:p>1.0346</text:p>
          </table:table-cell>
          <table:table-cell table:number-columns-repeated="2"/>
          <table:table-cell office:value-type="float" office:value="5.74326169808973" calcext:value-type="float">
            <text:p>5.74</text:p>
          </table:table-cell>
          <table:table-cell table:number-columns-repeated="3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4" office:value-type="float" office:value="0.00787007310769756" calcext:value-type="float">
            <text:p>0.0079</text:p>
          </table:table-cell>
          <table:table-cell table:style-name="ce4" office:value-type="float" office:value="-0.00175447561027922" calcext:value-type="float">
            <text:p>-0.0018</text:p>
          </table:table-cell>
          <table:table-cell table:style-name="ce4" office:value-type="float" office:value="-0.00666700358424694" calcext:value-type="float">
            <text:p>-0.0067</text:p>
          </table:table-cell>
          <table:table-cell table:style-name="ce4" office:value-type="float" office:value="-0.00446137923693255" calcext:value-type="float">
            <text:p>-0.0045</text:p>
          </table:table-cell>
          <table:table-cell table:style-name="ce4" office:value-type="float" office:value="-0.00426086453734569" calcext:value-type="float">
            <text:p>-0.0043</text:p>
          </table:table-cell>
          <table:table-cell table:style-name="ce4" office:value-type="float" office:value="1.023459831431" calcext:value-type="float">
            <text:p>1.0235</text:p>
          </table:table-cell>
          <table:table-cell table:style-name="ce4" office:value-type="float" office:value="1.04421272935682" calcext:value-type="float">
            <text:p>1.0442</text:p>
          </table:table-cell>
          <table:table-cell table:style-name="ce4" office:value-type="float" office:value="1.02777082277583" calcext:value-type="float">
            <text:p>1.0278</text:p>
          </table:table-cell>
          <table:table-cell table:number-columns-repeated="2"/>
          <table:table-cell office:value-type="float" office:value="5.16174224291822" calcext:value-type="float">
            <text:p>5.16</text:p>
          </table:table-cell>
          <table:table-cell table:number-columns-repeated="3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4" office:value-type="float" office:value="0.00235600850459748" calcext:value-type="float">
            <text:p>0.0024</text:p>
          </table:table-cell>
          <table:table-cell table:style-name="ce4" office:value-type="float" office:value="-0.00476214381668463" calcext:value-type="float">
            <text:p>-0.0048</text:p>
          </table:table-cell>
          <table:table-cell table:style-name="ce4" office:value-type="float" office:value="-0.00526342309602356" calcext:value-type="float">
            <text:p>-0.0053</text:p>
          </table:table-cell>
          <table:table-cell table:style-name="ce4" office:value-type="float" office:value="-0.00385984260780019" calcext:value-type="float">
            <text:p>-0.0039</text:p>
          </table:table-cell>
          <table:table-cell table:style-name="ce4" office:value-type="float" office:value="-0.00355907802804811" calcext:value-type="float">
            <text:p>-0.0036</text:p>
          </table:table-cell>
          <table:table-cell table:style-name="ce4" office:value-type="float" office:value="1.03188126954257" calcext:value-type="float">
            <text:p>1.0319</text:p>
          </table:table-cell>
          <table:table-cell table:style-name="ce4" office:value-type="float" office:value="1.03930022379174" calcext:value-type="float">
            <text:p>1.0393</text:p>
          </table:table-cell>
          <table:table-cell table:style-name="ce4" office:value-type="float" office:value="1.03057796881302" calcext:value-type="float">
            <text:p>1.0306</text:p>
          </table:table-cell>
          <table:table-cell table:number-columns-repeated="2"/>
          <table:table-cell office:value-type="float" office:value="5.80243884832981" calcext:value-type="float">
            <text:p>5.80</text:p>
          </table:table-cell>
          <table:table-cell table:number-columns-repeated="3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4" office:value-type="float" office:value="0.00636623526968076" calcext:value-type="float">
            <text:p>0.0064</text:p>
          </table:table-cell>
          <table:table-cell table:style-name="ce4" office:value-type="float" office:value="-0.00536367297618878" calcext:value-type="float">
            <text:p>-0.0054</text:p>
          </table:table-cell>
          <table:table-cell table:style-name="ce4" office:value-type="float" office:value="-0.00446137923693255" calcext:value-type="float">
            <text:p>-0.0045</text:p>
          </table:table-cell>
          <table:table-cell table:style-name="ce4" office:value-type="float" office:value="-0.00416060718755226" calcext:value-type="float">
            <text:p>-0.0042</text:p>
          </table:table-cell>
          <table:table-cell table:style-name="ce4" office:value-type="float" office:value="-0.0057647023753625" calcext:value-type="float">
            <text:p>-0.0058</text:p>
          </table:table-cell>
          <table:table-cell table:style-name="ce4" office:value-type="float" office:value="1.03368593171736" calcext:value-type="float">
            <text:p>1.0337</text:p>
          </table:table-cell>
          <table:table-cell table:style-name="ce4" office:value-type="float" office:value="1.01644196633802" calcext:value-type="float">
            <text:p>1.0164</text:p>
          </table:table-cell>
          <table:table-cell table:style-name="ce4" office:value-type="float" office:value="1.01393551765393" calcext:value-type="float">
            <text:p>1.0139</text:p>
          </table:table-cell>
          <table:table-cell table:number-columns-repeated="2"/>
          <table:table-cell office:value-type="float" office:value="6.24843623415089" calcext:value-type="float">
            <text:p>6.25</text:p>
          </table:table-cell>
          <table:table-cell table:number-columns-repeated="3"/>
        </table:table-row>
        <table:table-row table:style-name="ro3" table:number-rows-repeated="70">
          <table:table-cell table:style-name="ce1"/>
          <table:table-cell table:number-columns-repeated="14"/>
        </table:table-row>
        <table:table-row table:style-name="ro4" table:number-rows-repeated="1048478">
          <table:table-cell table:number-columns-repeated="15"/>
        </table:table-row>
        <table:table-row table:style-name="ro4">
          <table:table-cell table:number-columns-repeated="15"/>
        </table:table-row>
        <calcext:conditional-formats>
          <calcext:conditional-format calcext:target-range-address="Sheet1.A2:Sheet1.A2">
            <calcext:condition calcext:apply-style-name="Excel_CondFormat_1_1_1" calcext:value="&gt;[$Sheet1.$O$2]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1" number:min-integer-digits="1"/>
    </number:number-style>
    <number:number-style style:name="N119P0" style:volatile="true">
      <number:text>TRUE</number:text>
    </number:number-style>
    <number:number-style style:name="N119P1" style:volatile="true">
      <number:text>TRUE</number:text>
    </number:number-style>
    <number:number-style style:name="N119">
      <number:text>FALSE</number:text>
      <style:map style:condition="value()&gt;0" style:apply-style-name="N119P0"/>
      <style:map style:condition="value()&lt;0" style:apply-style-name="N119P1"/>
    </number:number-style>
    <number:number-style style:name="N120">
      <number:number number:decimal-places="4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10-29T18:34:36.687491177</meta:creation-date>
    <dc:date>2014-10-29T18:43:53.066957039</dc:date>
    <dc:creator>Trevor Hinkley</dc:creator>
    <meta:editing-duration>P0D</meta:editing-duration>
    <meta:editing-cycles>1</meta:editing-cycles>
    <meta:generator>LibreOffice/4.2.6.3$Linux_X86_64 LibreOffice_project/420m0$Build-3</meta:generator>
    <meta:document-statistic meta:table-count="1" meta:cell-count="265" meta:object-count="0"/>
  </office:meta>
</office:document-meta>
</file>